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a7e07"/>
    </style:style>
    <style:style style:name="P2" style:family="paragraph" style:parent-style-name="Standard">
      <style:paragraph-properties fo:line-height="200%" fo:text-align="start" style:justify-single-word="false"/>
      <style:text-properties officeooo:paragraph-rsid="0012e575"/>
    </style:style>
    <style:style style:name="P3" style:family="paragraph" style:parent-style-name="Standard">
      <style:paragraph-properties fo:line-height="200%" fo:text-align="start" style:justify-single-word="false"/>
      <style:text-properties officeooo:paragraph-rsid="00131e85"/>
    </style:style>
    <style:style style:name="P4" style:family="paragraph" style:parent-style-name="Standard">
      <style:paragraph-properties fo:line-height="200%" fo:text-align="start" style:justify-single-word="false"/>
      <style:text-properties officeooo:paragraph-rsid="00135e95"/>
    </style:style>
    <style:style style:name="P5" style:family="paragraph" style:parent-style-name="Standard">
      <style:paragraph-properties fo:text-align="center" style:justify-single-word="false"/>
      <style:text-properties style:font-name="Ubuntu" officeooo:paragraph-rsid="000a7e07"/>
    </style:style>
    <style:style style:name="P6" style:family="paragraph" style:parent-style-name="Standard">
      <style:paragraph-properties fo:line-height="200%" fo:text-align="center" style:justify-single-word="false"/>
      <style:text-properties style:font-name="Ubuntu" fo:font-weight="bold" officeooo:paragraph-rsid="000a7e07" style:font-weight-asian="bold" style:font-weight-complex="bold"/>
    </style:style>
    <style:style style:name="P7" style:family="paragraph" style:parent-style-name="Standard">
      <style:paragraph-properties fo:line-height="200%" fo:text-align="center" style:justify-single-word="false"/>
      <style:text-properties style:font-name="Ubuntu" officeooo:paragraph-rsid="000a7e07"/>
    </style:style>
    <style:style style:name="P8" style:family="paragraph" style:parent-style-name="Standard">
      <style:paragraph-properties fo:line-height="200%" fo:text-align="end" style:justify-single-word="false"/>
      <style:text-properties style:font-name="Ubuntu" officeooo:rsid="000a7e07" officeooo:paragraph-rsid="000a7e07"/>
    </style:style>
    <style:style style:name="P9" style:family="paragraph" style:parent-style-name="Standard">
      <style:paragraph-properties fo:line-height="200%" fo:text-align="start" style:justify-single-word="false"/>
      <style:text-properties style:font-name="Ubuntu" officeooo:rsid="000a7e07" officeooo:paragraph-rsid="000ba11c"/>
    </style:style>
    <style:style style:name="P10" style:family="paragraph" style:parent-style-name="Standard">
      <style:paragraph-properties fo:line-height="200%" fo:text-align="start" style:justify-single-word="false"/>
      <style:text-properties style:font-name="Ubuntu" officeooo:rsid="000a7e07" officeooo:paragraph-rsid="00150a89"/>
    </style:style>
    <style:style style:name="P11" style:family="paragraph" style:parent-style-name="Standard">
      <style:paragraph-properties fo:line-height="200%" fo:text-align="end" style:justify-single-word="false"/>
      <style:text-properties style:font-name="Ubuntu" officeooo:rsid="0012e575" officeooo:paragraph-rsid="0012e575"/>
    </style:style>
    <style:style style:name="P12" style:family="paragraph" style:parent-style-name="Standard">
      <style:paragraph-properties fo:line-height="200%" fo:text-align="start" style:justify-single-word="false"/>
      <style:text-properties style:font-name="Ubuntu" officeooo:rsid="0012e575" officeooo:paragraph-rsid="0012e575"/>
    </style:style>
    <style:style style:name="P13" style:family="paragraph" style:parent-style-name="Standard">
      <style:paragraph-properties fo:line-height="200%" fo:text-align="start" style:justify-single-word="false"/>
      <style:text-properties style:font-name="Ubuntu" officeooo:rsid="00131e85" officeooo:paragraph-rsid="00131e85"/>
    </style:style>
    <style:style style:name="P14" style:family="paragraph" style:parent-style-name="Standard">
      <style:paragraph-properties fo:text-align="end" style:justify-single-word="false"/>
      <style:text-properties style:font-name="Ubuntu" officeooo:paragraph-rsid="000a7e07"/>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style:font-name="Ubuntu" officeooo:rsid="00131e85"/>
    </style:style>
    <style:style style:name="T5" style:family="text">
      <style:text-properties style:font-name="Ubuntu" officeooo:rsid="0012e575"/>
    </style:style>
    <style:style style:name="T6" style:family="text">
      <style:text-properties style:font-name="Ubuntu" fo:font-style="italic" officeooo:rsid="0012e575" style:font-style-asian="italic" style:font-style-complex="italic"/>
    </style:style>
    <style:style style:name="T7" style:family="text">
      <style:text-properties style:font-name="Ubuntu" fo:font-style="italic" officeooo:rsid="00135e95" style:font-style-asian="italic" style:font-style-complex="italic"/>
    </style:style>
    <style:style style:name="T8" style:family="text">
      <style:text-properties style:font-name="Ubuntu" fo:font-style="normal" officeooo:rsid="0012e575" style:font-style-asian="normal" style:font-style-complex="normal"/>
    </style:style>
    <style:style style:name="T9" style:family="text">
      <style:text-properties style:font-name="Ubuntu" fo:font-style="normal" officeooo:rsid="00131e85" style:font-style-asian="normal" style:font-style-complex="normal"/>
    </style:style>
    <style:style style:name="T10" style:family="text">
      <style:text-properties style:font-name="Ubuntu" fo:font-style="normal" officeooo:rsid="00135e95" style:font-style-asian="normal" style:font-style-complex="normal"/>
    </style:style>
    <style:style style:name="T11" style:family="text">
      <style:text-properties style:font-name="Ubuntu" fo:font-style="normal" officeooo:rsid="00141be0" style:font-style-asian="normal" style:font-style-complex="normal"/>
    </style:style>
    <style:style style:name="T12" style:family="text">
      <style:text-properties officeooo:rsid="000a7e07"/>
    </style:style>
    <style:style style:name="T13" style:family="text">
      <style:text-properties officeooo:rsid="000aa7b7"/>
    </style:style>
    <style:style style:name="T14" style:family="text">
      <style:text-properties officeooo:rsid="000ba11c"/>
    </style:style>
    <style:style style:name="T15" style:family="text">
      <style:text-properties officeooo:rsid="000d3aa6"/>
    </style:style>
    <style:style style:name="T16" style:family="text">
      <style:text-properties officeooo:rsid="000e170c"/>
    </style:style>
    <style:style style:name="T17" style:family="text">
      <style:text-properties officeooo:rsid="000f3c58"/>
    </style:style>
    <style:style style:name="T18" style:family="text">
      <style:text-properties officeooo:rsid="001130d6"/>
    </style:style>
    <style:style style:name="T19" style:family="text">
      <style:text-properties officeooo:rsid="0011dbe4"/>
    </style:style>
    <style:style style:name="T20" style:family="text">
      <style:text-properties officeooo:rsid="0011dcf8"/>
    </style:style>
    <style:style style:name="T21" style:family="text">
      <style:text-properties officeooo:rsid="0012e575"/>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p>
      <text:p text:style-name="P5"/>
      <text:p text:style-name="P5"/>
      <text:p text:style-name="P5"/>
      <text:p text:style-name="P5"/>
      <text:p text:style-name="P5"/>
      <text:p text:style-name="P5"/>
      <text:p text:style-name="P6">Discussion B<text:span text:style-name="T1">oard </text:span><text:span text:style-name="T12">6</text:span><text:span text:style-name="T1">.1 – </text:span><text:span text:style-name="T12">JSON</text:span></text:p>
      <text:p text:style-name="P7">Eric McCool</text:p>
      <text:p text:style-name="P1"><text:span text:style-name="T2">Bellevue University - </text:span><text:span text:style-name="T3">College</text:span><text:span text:style-name="T2"> of Science and Technology</text:span></text:p>
      <text:p text:style-name="P7">Web231-339A Enterprise JavaScript I</text:p>
      <text:p text:style-name="P7">Professor Krasso</text:p>
      <text:p text:style-name="P7"><text:span text:style-name="T1">November </text:span><text:span text:style-name="T12">22</text:span>, 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2</text:p>
      <text:p text:style-name="P9"><text:tab/>This week we look at the JSON data structure, what it is, how it is used, why it is being adopted industry wide, and how to validate JSON markup. JSON is a “self-describing” lightweight format for storing and transporting data, often used when data is sent from a server to a webpage (W3S, 2022). The name JSON is an acronym <text:span text:style-name="T13">which stands </text:span>for “JavaScript object notation”, <text:span text:style-name="T13">is often pronounced like the name “Jason”, and was first “specified” by Douglas Crockford (2022). </text:span></text:p>
      <text:p text:style-name="P9"><text:span text:style-name="T13"><text:tab/>As the name suggests, a JSON file is written using the object notation from JavaScript </text:span><text:span text:style-name="T21">employing</text:span><text:span text:style-name="T14"> the “name: value” model</text:span><text:span text:style-name="T13">, </text:span><text:span text:style-name="T14">the main difference being the use of only double-quotes, where JavaScript can use single-quotes or no quotes at all. </text:span><text:span text:style-name="T17">Also, where JavaScript values can use any data type, including functions, dates, and ‘undefined’, JSON files cannot. JSON values can only be strings, numbers, objects, arrays, Booleans, and null (2022). <text:s/></text:span><text:span text:style-name="T15">Using braces for objects, brackets for arrays, and double-quotes, JSON files are able to write objects to </text:span><text:span text:style-name="T16">a server in a pure text format (2022). While the text structure of a JSON file makes it viable with </text:span><text:span text:style-name="T17">just about </text:span><text:span text:style-name="T16">any programming language, JavaScript enjoys the built-in JSON.parse() </text:span><text:span text:style-name="T18">and JSON.stringify() </text:span><text:span text:style-name="T16">method</text:span><text:span text:style-name="T18">s</text:span><text:span text:style-name="T16">. </text:span><text:span text:style-name="T17">This makes for efficiency in</text:span><text:span text:style-name="T16"> </text:span><text:span text:style-name="T17">converting a JSON file into a JavaScript object, </text:span><text:span text:style-name="T18">and vice-versa (2022).</text:span><text:span text:style-name="T17"> <text:s/></text:span></text:p>
      <text:p text:style-name="P10"><text:tab/><text:span text:style-name="T19">Because JSON files are lightweight text files, it is being adopted industry-wide. As opposed to XML, it is easy for humans to read and write. It is also easy for machines to parse and generate. This text format is also completely language independent while using conventions familiar with the C programming languages, Java, Perl, Python, and others</text:span><text:span text:style-name="T20"> (json.org, 2022)</text:span><text:span text:style-name="T19">. This <text:s/></text:span><text:span text:style-name="T20">allows </text:span><text:span text:style-name="T21">a diverse group of </text:span><text:span text:style-name="T20">programmers access to its ease of use.</text:span><text:span text:style-name="T19"> </text:span><text:span text:style-name="T20">To ensure programmers across the board create proper JSON files, there are a plethora of </text:span><text:span text:style-name="T21">validation sites available where code can be tested for errors, including jsonlint.com (Krasso, 2022).</text:span></text:p>
      <text:p text:style-name="P9"><text:soft-page-break/></text:p>
      <text:p text:style-name="P11">3</text:p>
      <text:p text:style-name="P12">References</text:p>
      <text:p text:style-name="P2"><text:span text:style-name="T4">Crockford, D.</text:span><text:span text:style-name="T5">, 2022. </text:span><text:span text:style-name="T6">“ECMA-404 The JSON Data Interchange Standard.” </text:span><text:span text:style-name="T8">Introducing JSON. <text:tab/>Json.org, </text:span><text:span text:style-name="T9">2022</text:span><text:span text:style-name="T8">. </text:span><text:a xlink:type="simple" xlink:href="https://www.json.org/json-en.html" text:style-name="Internet_20_link" text:visited-style-name="Visited_20_Internet_20_Link"><text:span text:style-name="T9">https://www.json.org/json-en.html</text:span></text:a><text:span text:style-name="T9">. Referenced from <text:tab/></text:span><text:a xlink:type="simple" xlink:href="https://www.crockford.com/2022.html" text:style-name="Internet_20_link" text:visited-style-name="Visited_20_Internet_20_Link"><text:span text:style-name="T9">https://www.crockford.com/2022.html</text:span></text:a>.</text:p>
      <text:p text:style-name="P13">Krasso, R., 2022. <text:span text:style-name="T22">“JSON Validator.”</text:span><text:span text:style-name="T23"> Week 6 – Reading and Videos. Web231 – Enterprise <text:tab/>JavaScript I. Bellevue University, 1000 Galvin Road South, Bellevue, NE 68005.</text:span></text:p>
      <text:p text:style-name="P3"><text:span text:style-name="T9"><text:tab/></text:span><text:a xlink:type="simple" xlink:href="https://jsonlint.com/" text:style-name="Internet_20_link" text:visited-style-name="Visited_20_Internet_20_Link"><text:span text:style-name="T9">https://jsonlint.com/</text:span></text:a></text:p>
      <text:p text:style-name="P4"><text:span text:style-name="T9">W</text:span><text:span text:style-name="T10">3S, 2022. </text:span><text:span text:style-name="T7">“JSON – Introduction.”</text:span><text:span text:style-name="T10"> JS JSON – JSON Intro. W3School.com. W3Schools, <text:tab/>Larsamyraa 18, 4313 SANDNES, Norway. <text:s/><text:tab/></text:span><text:a xlink:type="simple" xlink:href="https://www.w3schools.com/js/js_json_intro.asp" text:style-name="Internet_20_link" text:visited-style-name="Visited_20_Internet_20_Link"><text:span text:style-name="T10">https://www.w3schools.com/js/js_json_intro.asp</text:span></text:a></text:p>
      <text:p text:style-name="P4"><text:span text:style-name="T9">W</text:span><text:span text:style-name="T10">3S, 2022. </text:span><text:span text:style-name="T7">“What is JSON?”</text:span><text:span text:style-name="T10"> Web Development. W3School.com. W3Schools, Larsamyraa 18, <text:tab/>4313 SANDNES, Norway. </text:span><text:a xlink:type="simple" xlink:href="https://www.w3schools.com/whatis/whatis_json.asp" text:style-name="Internet_20_link" text:visited-style-name="Visited_20_Internet_20_Link"><text:span text:style-name="T11">https://www.w3schools.com/whatis/whatis_json.asp</text:span></text:a></text:p>
      <text:p text:style-name="P4"/>
      <text:p text:style-name="P9"/>
      <text:p text:style-name="P9"><text:s text:c="151"/></text:p>
      <text:p text:style-name="P9"/>
      <text:p text:style-name="P9"><text:s text:c="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2T07:10:03.222096162</meta:creation-date>
    <dc:date>2022-11-29T11:56:20.751737923</dc:date>
    <meta:editing-duration>PT2H35M38S</meta:editing-duration>
    <meta:editing-cycles>6</meta:editing-cycles>
    <meta:generator>LibreOffice/6.4.7.2$Linux_X86_64 LibreOffice_project/40$Build-2</meta:generator>
    <meta:document-statistic meta:table-count="0" meta:image-count="0" meta:object-count="0" meta:page-count="3" meta:paragraph-count="20" meta:word-count="416" meta:character-count="3048" meta:non-whitespace-character-count="2418"/>
  </office:meta>
</office:document-meta>
</file>